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ee6ef" draw:opacity="100%" draw:textarea-horizontal-align="justify" draw:textarea-vertical-align="top" draw:auto-grow-height="false" fo:min-height="2.671cm" fo:min-width="13.089cm"/>
    </style:style>
    <style:style style:name="gr2" style:family="graphic" style:parent-style-name="standard">
      <style:graphic-properties draw:stroke="none" draw:fill-color="#dee7e5" draw:opacity="100%" draw:textarea-horizontal-align="justify" draw:textarea-vertical-align="top" draw:auto-grow-height="false" fo:min-height="2.671cm" fo:min-width="6.358cm"/>
    </style:style>
    <style:style style:name="gr3" style:family="graphic" style:parent-style-name="standard">
      <style:graphic-properties draw:stroke="none" draw:fill-color="#dedce6" draw:opacity="100%" draw:textarea-horizontal-align="justify" draw:textarea-vertical-align="top" draw:auto-grow-height="false" fo:min-height="2.671cm" fo:min-width="6.358cm"/>
    </style:style>
    <style:style style:name="gr4" style:family="graphic" style:parent-style-name="standard">
      <style:graphic-properties draw:stroke="none" draw:fill-color="#ffdbb6" draw:opacity="100%" draw:textarea-horizontal-align="justify" draw:textarea-vertical-align="top" draw:auto-grow-height="false" fo:min-height="5.465cm" fo:min-width="13.089cm"/>
    </style:style>
    <style:style style:name="gr5" style:family="graphic" style:parent-style-name="standard">
      <style:graphic-properties draw:stroke="none" draw:fill-color="#729fcf" draw:textarea-horizontal-align="justify" draw:textarea-vertical-align="middle" draw:auto-grow-height="false" fo:min-height="1.401cm" fo:min-width="2.04cm"/>
    </style:style>
    <style:style style:name="gr6" style:family="graphic" style:parent-style-name="standard">
      <style:graphic-properties draw:stroke="none" draw:fill-color="#ff972f" draw:textarea-horizontal-align="justify" draw:textarea-vertical-align="middle" draw:auto-grow-height="false" fo:min-height="1.401cm" fo:min-width="2.04cm"/>
    </style:style>
    <style:style style:name="gr7" style:family="graphic" style:parent-style-name="standard">
      <style:graphic-properties draw:stroke="none" draw:fill-color="#81aca6" draw:textarea-horizontal-align="justify" draw:textarea-vertical-align="middle" draw:auto-grow-height="false" fo:min-height="1.401cm" fo:min-width="2.04cm"/>
    </style:style>
    <style:style style:name="gr8" style:family="graphic" style:parent-style-name="standard">
      <style:graphic-properties draw:stroke="none" draw:fill-color="#8e86ae" draw:textarea-horizontal-align="justify" draw:textarea-vertical-align="middle" draw:auto-grow-height="false" fo:min-height="1.401cm" fo:min-width="3.564cm"/>
    </style:style>
    <style:style style:name="P1" style:family="paragraph">
      <loext:graphic-properties draw:fill-color="#dee6ef" draw:opacity="100%"/>
      <style:paragraph-properties fo:margin-left="0cm" fo:margin-right="0.203cm" fo:text-align="end" fo:text-indent="0cm"/>
      <style:text-properties fo:color="#355269" style:font-name="Open Sans" fo:font-size="16pt"/>
    </style:style>
    <style:style style:name="P2" style:family="paragraph">
      <loext:graphic-properties draw:fill-color="#dee7e5" draw:opacity="100%"/>
      <style:paragraph-properties fo:margin-left="0cm" fo:margin-right="0.203cm" fo:text-align="end" fo:text-indent="0cm"/>
      <style:text-properties fo:color="#b3cac7" style:font-name="Open Sans" fo:font-size="16pt"/>
    </style:style>
    <style:style style:name="P3" style:family="paragraph">
      <loext:graphic-properties draw:fill-color="#dedce6" draw:opacity="100%"/>
      <style:paragraph-properties fo:margin-left="0cm" fo:margin-right="0.203cm" fo:text-align="end" fo:text-indent="0cm"/>
      <style:text-properties fo:color="#355269" style:font-name="Open Sans" fo:font-size="16pt"/>
    </style:style>
    <style:style style:name="P4" style:family="paragraph">
      <loext:graphic-properties draw:fill-color="#ffdbb6" draw:opacity="100%"/>
      <style:paragraph-properties fo:margin-left="0cm" fo:margin-right="0.203cm" fo:text-align="end" fo:text-indent="0cm"/>
      <style:text-properties fo:color="#355269" style:font-name="Open Sans" fo:font-size="16pt"/>
    </style:style>
    <style:style style:name="P5" style:family="paragraph">
      <style:paragraph-properties fo:text-align="center"/>
      <style:text-properties fo:color="#383d3c" style:font-name="Open Sans" fo:font-size="16pt"/>
    </style:style>
    <style:style style:name="P6" style:family="paragraph">
      <loext:graphic-properties draw:fill-color="#729fcf"/>
      <style:paragraph-properties fo:text-align="center"/>
      <style:text-properties fo:color="#383d3c" style:font-name="Open Sans" fo:font-size="16pt"/>
    </style:style>
    <style:style style:name="P7" style:family="paragraph">
      <style:paragraph-properties fo:text-align="center"/>
      <style:text-properties fo:color="#7b3d00" style:font-name="Open Sans" fo:font-size="16pt"/>
    </style:style>
    <style:style style:name="P8" style:family="paragraph">
      <loext:graphic-properties draw:fill-color="#ff972f"/>
      <style:paragraph-properties fo:text-align="center"/>
      <style:text-properties fo:color="#7b3d00" style:font-name="Open Sans" fo:font-size="16pt"/>
    </style:style>
    <style:style style:name="P9" style:family="paragraph">
      <style:paragraph-properties fo:text-align="center"/>
      <style:text-properties fo:color="#28471f" style:font-name="Open Sans" fo:font-size="16pt"/>
    </style:style>
    <style:style style:name="P10" style:family="paragraph">
      <loext:graphic-properties draw:fill-color="#81aca6"/>
      <style:paragraph-properties fo:text-align="center"/>
      <style:text-properties fo:color="#28471f" style:font-name="Open Sans" fo:font-size="16pt"/>
    </style:style>
    <style:style style:name="P11" style:family="paragraph">
      <style:paragraph-properties fo:text-align="center"/>
      <style:text-properties fo:color="#481d32" style:font-name="Open Sans" fo:font-size="16pt"/>
    </style:style>
    <style:style style:name="P12" style:family="paragraph">
      <loext:graphic-properties draw:fill-color="#8e86ae"/>
      <style:paragraph-properties fo:text-align="center"/>
      <style:text-properties fo:color="#481d32" style:font-name="Open Sans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589cm" svg:height="2.921cm" svg:x="5.064cm" svg:y="14.2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58cm" svg:height="2.921cm" svg:x="11.795cm" svg:y="11.3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858cm" svg:height="2.921cm" svg:x="5.064cm" svg:y="11.3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3.589cm" svg:height="5.715cm" svg:x="5.064cm" svg:y="5.6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1.651cm" svg:x="1.381cm" svg:y="7.096cm">
          <text:p text:style-name="P5">Device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54cm" svg:height="1.651cm" svg:x="4.81cm" svg:y="6.207cm">
          <text:p text:style-name="P7">MQTT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54cm" svg:height="1.651cm" svg:x="4.81cm" svg:y="8.112cm">
          <text:p text:style-name="P7">HTTP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54cm" svg:height="1.651cm" svg:x="9.509cm" svg:y="9.001cm">
          <text:p text:style-name="P7">Rout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8" draw:layer="layout" svg:width="2.54cm" svg:height="1.651cm" svg:x="11.949cm" svg:y="9.001cm">
          <text:p text:style-name="P7">Brok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8" draw:layer="layout" svg:width="2.54cm" svg:height="1.651cm" svg:x="9.001cm" svg:y="6.207cm">
          <text:p text:style-name="P7">Registry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1.651cm" svg:x="10.779cm" svg:y="14.85cm">
          <text:p text:style-name="P5">Custom</text:p>
          <text:p text:style-name="P5">App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0" draw:layer="layout" svg:width="2.54cm" svg:height="1.651cm" svg:x="14.335cm" svg:y="12.054cm">
          <text:p text:style-name="P9">Digital</text:p>
          <text:p text:style-name="P9">Twin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064cm" svg:height="1.651cm" svg:x="6.461cm" svg:y="12.054cm">
          <text:p text:style-name="P11">Firmware</text:p>
          <text:p text:style-name="P11">Managemen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Jens Reimann</meta:initial-creator>
    <meta:creation-date>2019-10-09T17:09:48.253653803</meta:creation-date>
    <dc:date>2019-10-09T17:41:22.854512686</dc:date>
    <dc:creator>Jens Reimann</dc:creator>
    <meta:editing-duration>PT31M31S</meta:editing-duration>
    <meta:editing-cycles>8</meta:editing-cycles>
    <meta:generator>LibreOffice/6.3.0.4$Linux_X86_64 LibreOffice_project/057fc023c990d676a43019934386b85b21a9ee99</meta:generator>
    <meta:document-statistic meta:object-count="13"/>
  </office:meta>
</office:document-meta>
</file>